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83in"/>
    </style:style>
    <style:style style:name="co2" style:family="table-column">
      <style:table-column-properties fo:break-before="auto" style:column-width="1.3283in"/>
    </style:style>
    <style:style style:name="ro1" style:family="table-row">
      <style:table-row-properties style:row-height="0.1902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ta4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420e"/>
    </style:style>
    <style:style style:name="ce3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Hyperlink" style:data-style-name="N5000">
      <style:table-cell-properties fo:background-color="#ff420e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table:number-columns-repeated="3"/>
          <table:table-cell office:value-type="string">
            <text:p>security question answer</text:p>
          </table:table-cell>
          <table:table-cell/>
          <table:table-cell office:value-type="string">
            <text:p>Supprts</text:p>
          </table:table-cell>
          <table:table-cell/>
          <table:table-cell office:value-type="string">
            <text:p>Other info</text:p>
          </table:table-cell>
          <table:table-cell table:number-columns-repeated="1014"/>
        </table:table-row>
        <table:table-row table:style-name="ro1">
          <table:table-cell office:value-type="string">
            <text:p><text:s/>Paul</text:p>
          </table:table-cell>
          <table:table-cell office:value-type="string">
            <text:p>Juve</text:p>
          </table:table-cell>
          <table:table-cell table:style-name="ce3" office:value-type="string">
            <text:p><text:a xlink:href="mailto:pauljuve64@yahoo.com">pauljuve64@yahoo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Juve</text:p>
          </table:table-cell>
          <table:table-cell office:value-type="string">
            <text:p>Fandor</text:p>
          </table:table-cell>
          <table:table-cell table:number-columns-repeated="1017"/>
        </table:table-row>
        <table:table-row table:style-name="ro1">
          <table:table-cell office:value-type="string">
            <text:p>Отто</text:p>
          </table:table-cell>
          <table:table-cell office:value-type="string">
            <text:p>Штирлиц</text:p>
          </table:table-cell>
          <table:table-cell table:style-name="ce3" office:value-type="string">
            <text:p><text:a xlink:href="mailto:ottoschtirlitz@aol.com">ottoschtirlitz@ao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Kharp</text:p>
          </table:table-cell>
          <table:table-cell table:number-columns-repeated="1018"/>
        </table:table-row>
        <table:table-row table:style-name="ro1">
          <table:table-cell office:value-type="string">
            <text:p>Helen</text:p>
          </table:table-cell>
          <table:table-cell office:value-type="string">
            <text:p>Gurn</text:p>
          </table:table-cell>
          <table:table-cell table:style-name="ce3" office:value-type="string">
            <text:p><text:a xlink:href="mailto:helenegurn@mail.com">helenegurn@mai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Paris</text:p>
          </table:table-cell>
          <table:table-cell table:number-columns-repeated="1018"/>
        </table:table-row>
        <table:table-row table:style-name="ro1">
          <table:table-cell office:value-type="string">
            <text:p>Valerie</text:p>
          </table:table-cell>
          <table:table-cell office:value-type="string">
            <text:p>Kruegs</text:p>
          </table:table-cell>
          <table:table-cell table:style-name="ce3" office:value-type="string">
            <text:p><text:a xlink:href="mailto:valerie.kruegs@gmail.com">valerie.kruegs@gmai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DY6AK</text:p>
          </table:table-cell>
          <table:table-cell table:number-columns-repeated="3"/>
          <table:table-cell office:value-type="string">
            <text:p>Tupac County Sheriff</text:p>
          </table:table-cell>
          <table:table-cell table:number-columns-repeated="1014"/>
        </table:table-row>
        <table:table-row table:style-name="ro1">
          <table:table-cell office:value-type="string">
            <text:p>Andrey</text:p>
          </table:table-cell>
          <table:table-cell office:value-type="string">
            <text:p>Bratsky</text:p>
          </table:table-cell>
          <table:table-cell table:style-name="ce3" office:value-type="string">
            <text:p><text:a xlink:href="mailto:andrey.bratsky@gmail.com">andrey.bratsky@gmai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245-BOP</text:p>
          </table:table-cell>
          <table:table-cell table:number-columns-repeated="3"/>
          <table:table-cell office:value-type="string">
            <text:p>Tupac County Undersheriff</text:p>
          </table:table-cell>
          <table:table-cell table:number-columns-repeated="1014"/>
        </table:table-row>
        <table:table-row table:style-name="ro1">
          <table:table-cell office:value-type="string">
            <text:p>F <text:s/></text:p>
          </table:table-cell>
          <table:table-cell office:value-type="string">
            <text:p>Dogg</text:p>
          </table:table-cell>
          <table:table-cell table:style-name="ce3" office:value-type="string">
            <text:p><text:a xlink:href="mailto:effdogg@yahoo.com">effdogg@yahoo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Compton</text:p>
          </table:table-cell>
          <table:table-cell office:value-type="string">
            <text:p>Low-rider</text:p>
          </table:table-cell>
          <table:table-cell office:value-type="string">
            <text:p>FM</text:p>
          </table:table-cell>
          <table:table-cell table:number-columns-repeated="1016"/>
        </table:table-row>
        <table:table-row table:style-name="ro1">
          <table:table-cell office:value-type="string">
            <text:p>Доцент</text:p>
          </table:table-cell>
          <table:table-cell office:value-type="string">
            <text:p>Белый</text:p>
          </table:table-cell>
          <table:table-cell table:style-name="ce3" office:value-type="string">
            <text:p><text:a xlink:href="mailto:docent.belyi@yandex.ru">docent.belyi@yandex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Доцент</text:p>
          </table:table-cell>
          <table:table-cell/>
          <table:table-cell office:value-type="string">
            <text:p>GM</text:p>
          </table:table-cell>
          <table:table-cell table:number-columns-repeated="1016"/>
        </table:table-row>
        <table:table-row table:style-name="ro1">
          <table:table-cell office:value-type="string">
            <text:p>Хитрый </text:p>
          </table:table-cell>
          <table:table-cell office:value-type="string">
            <text:p>Глаз</text:p>
          </table:table-cell>
          <table:table-cell table:style-name="ce3" office:value-type="string">
            <text:p><text:a xlink:href="mailto:khitryglaz@rambler.ru">khitryglaz@rambler.ru 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Ян</text:p>
          </table:table-cell>
          <table:table-cell table:number-columns-repeated="1018"/>
        </table:table-row>
        <table:table-row table:style-name="ro1">
          <table:table-cell office:value-type="string">
            <text:p>Бато</text:p>
          </table:table-cell>
          <table:table-cell office:value-type="string">
            <text:p>Жабай</text:p>
          </table:table-cell>
          <table:table-cell table:style-name="ce3" office:value-type="string">
            <text:p><text:a xlink:href="mailto:batozhabuy@rambler.ru">batozhabuy@rambler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Бурятия</text:p>
          </table:table-cell>
          <table:table-cell/>
          <table:table-cell office:value-type="string">
            <text:p>GM</text:p>
          </table:table-cell>
          <table:table-cell table:number-columns-repeated="1016"/>
        </table:table-row>
        <table:table-row table:style-name="ro1">
          <table:table-cell office:value-type="string">
            <text:p>Sara</text:p>
          </table:table-cell>
          <table:table-cell office:value-type="string">
            <text:p>Payleen</text:p>
          </table:table-cell>
          <table:table-cell table:style-name="ce3" office:value-type="string">
            <text:p><text:a xlink:href="mailto:spayleen@gmail.com">spayleen@gmai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Caribu</text:p>
          </table:table-cell>
          <table:table-cell table:number-columns-repeated="1018"/>
        </table:table-row>
        <table:table-row table:style-name="ro1">
          <table:table-cell office:value-type="string">
            <text:p>Василий</text:p>
          </table:table-cell>
          <table:table-cell office:value-type="string">
            <text:p>Алибасов</text:p>
          </table:table-cell>
          <table:table-cell table:style-name="ce3" office:value-type="string">
            <text:p><text:a xlink:href="mailto:vasiliyalibasov@mail.ru">vasiliyalibasov@mail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бензин</text:p>
          </table:table-cell>
          <table:table-cell table:number-columns-repeated="1018"/>
        </table:table-row>
        <table:table-row table:style-name="ro1">
          <table:table-cell office:value-type="string">
            <text:p>Евгений</text:p>
          </table:table-cell>
          <table:table-cell office:value-type="string">
            <text:p>Трошкин</text:p>
          </table:table-cell>
          <table:table-cell table:style-name="ce3" office:value-type="string">
            <text:p><text:a xlink:href="mailto:evgeny.troshckin@yandex.ru">evgeny.troshckin@yandex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Курск</text:p>
          </table:table-cell>
          <table:table-cell table:number-columns-repeated="1018"/>
        </table:table-row>
        <table:table-row table:style-name="ro1">
          <table:table-cell office:value-type="string">
            <text:p>Iron</text:p>
          </table:table-cell>
          <table:table-cell office:value-type="string">
            <text:p>Bite</text:p>
          </table:table-cell>
          <table:table-cell table:style-name="ce3" office:value-type="string">
            <text:p><text:a xlink:href="mailto:ironbite@mail.com">ironbite@mai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New York</text:p>
          </table:table-cell>
          <table:table-cell table:number-columns-repeated="1018"/>
        </table:table-row>
        <table:table-row table:style-name="ro1">
          <table:table-cell office:value-type="string">
            <text:p>Khan</text:p>
          </table:table-cell>
          <table:table-cell office:value-type="string">
            <text:p>Mamay</text:p>
          </table:table-cell>
          <table:table-cell table:style-name="ce3" office:value-type="string">
            <text:p><text:a xlink:href="mailto:khanmamay2005@gmail.com">khanmamay2005@gmai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Anderson</text:p>
          </table:table-cell>
          <table:table-cell office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>
            <text:p>Tolchok</text:p>
          </table:table-cell>
          <table:table-cell office:value-type="string">
            <text:p>Odlyanski</text:p>
          </table:table-cell>
          <table:table-cell table:style-name="ce3" office:value-type="string">
            <text:p><text:a xlink:href="mailto:tolchokodl@mail.com">tolchokodl@mai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Warsaw</text:p>
          </table:table-cell>
          <table:table-cell office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>
            <text:p>Vlad</text:p>
          </table:table-cell>
          <table:table-cell office:value-type="string">
            <text:p>Mukha</text:p>
          </table:table-cell>
          <table:table-cell table:style-name="ce3" office:value-type="string">
            <text:p><text:a xlink:href="mailto:vladmukha@aol.com">vladmukha@ao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Kharkiv</text:p>
          </table:table-cell>
          <table:table-cell table:number-columns-repeated="1018"/>
        </table:table-row>
        <table:table-row table:style-name="ro1">
          <table:table-cell office:value-type="string">
            <text:p>Mike</text:p>
          </table:table-cell>
          <table:table-cell office:value-type="string">
            <text:p>Steel</text:p>
          </table:table-cell>
          <table:table-cell table:style-name="ce3" office:value-type="string">
            <text:p><text:a xlink:href="mailto:mikesteel@mail.com">mikesteel@mai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Hemingway</text:p>
          </table:table-cell>
          <table:table-cell table:number-columns-repeated="1018"/>
        </table:table-row>
        <table:table-row table:style-name="ro1">
          <table:table-cell office:value-type="string">
            <text:p>Joseph</text:p>
          </table:table-cell>
          <table:table-cell office:value-type="string">
            <text:p>Square</text:p>
          </table:table-cell>
          <table:table-cell table:style-name="ce3" office:value-type="string">
            <text:p><text:a xlink:href="mailto:joseph.square@aol.com">joseph.square@ao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Memphis</text:p>
          </table:table-cell>
          <table:table-cell table:number-columns-repeated="1018"/>
        </table:table-row>
        <table:table-row table:style-name="ro1">
          <table:table-cell office:value-type="string">
            <text:p>Анатолий</text:p>
          </table:table-cell>
          <table:table-cell office:value-type="string">
            <text:p>Смех</text:p>
          </table:table-cell>
          <table:table-cell table:style-name="ce3" office:value-type="string">
            <text:p><text:a xlink:href="mailto:anatoly_smekh@rambler.ru">anatoly_smekh@rambler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Три мушкетера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Светлана</text:p>
          </table:table-cell>
          <table:table-cell office:value-type="string">
            <text:p>Хрисогоновна</text:p>
          </table:table-cell>
          <table:table-cell table:style-name="ce3" office:value-type="string">
            <text:p><text:a xlink:href="mailto:svetlana.khrisogonovna@yandex.ru">svetlana.khrisogonovna@yandex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Портниха</text:p>
          </table:table-cell>
          <table:table-cell table:number-columns-repeated="1018"/>
        </table:table-row>
        <table:table-row table:style-name="ro1">
          <table:table-cell office:value-type="string">
            <text:p>Jane</text:p>
          </table:table-cell>
          <table:table-cell office:value-type="string">
            <text:p>Crawford</text:p>
          </table:table-cell>
          <table:table-cell table:style-name="ce3" office:value-type="string">
            <text:p><text:a xlink:href="mailto:janecrawford@mail.com">janecrawford@mai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Atlanta</text:p>
          </table:table-cell>
          <table:table-cell office:value-type="string">
            <text:p>GM</text:p>
          </table:table-cell>
          <table:table-cell table:number-columns-repeated="1017"/>
        </table:table-row>
        <table:table-row table:style-name="ro1">
          <table:table-cell office:value-type="string">
            <text:p>Ally</text:p>
          </table:table-cell>
          <table:table-cell office:value-type="string">
            <text:p>Swanson</text:p>
          </table:table-cell>
          <table:table-cell table:style-name="ce3" office:value-type="string">
            <text:p><text:a xlink:href="mailto:allyswanson@myway.com">allyswanson@myway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Chicago</text:p>
          </table:table-cell>
          <table:table-cell office:value-type="string">
            <text:p>login - </text:p>
          </table:table-cell>
          <table:table-cell office:value-type="string">
            <text:p>Dead</text:p>
          </table:table-cell>
          <table:table-cell table:number-columns-repeated="1016"/>
        </table:table-row>
        <table:table-row table:style-name="ro1">
          <table:table-cell office:value-type="string">
            <text:p>Вера</text:p>
          </table:table-cell>
          <table:table-cell office:value-type="string">
            <text:p>Акимова</text:p>
          </table:table-cell>
          <table:table-cell table:style-name="ce3" office:value-type="string">
            <text:p><text:a xlink:href="mailto:veraakimova@bk.ru">veraakimova@bk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Иванова</text:p>
          </table:table-cell>
          <table:table-cell table:number-columns-repeated="1018"/>
        </table:table-row>
        <table:table-row table:style-name="ro2">
          <table:table-cell office:value-type="string">
            <text:p>Aron</text:p>
          </table:table-cell>
          <table:table-cell office:value-type="string">
            <text:p>Fogel</text:p>
          </table:table-cell>
          <table:table-cell table:style-name="ce3" office:value-type="string">
            <text:p><text:a xlink:href="mailto:aaronfogel@ymail.com">aaronfogel@ymai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Haifa</text:p>
          </table:table-cell>
          <table:table-cell office:value-type="string">
            <text:p>Manchester United</text:p>
          </table:table-cell>
          <table:table-cell table:number-columns-repeated="1017"/>
        </table:table-row>
        <table:table-row table:style-name="ro1">
          <table:table-cell office:value-type="string">
            <text:p>Rachel</text:p>
          </table:table-cell>
          <table:table-cell office:value-type="string">
            <text:p>Flounder</text:p>
          </table:table-cell>
          <table:table-cell table:style-name="ce3" office:value-type="string">
            <text:p><text:a xlink:href="mailto:rachelflounder@hotmail.com">rachelflounder@hotmai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Robert Lee</text:p>
          </table:table-cell>
          <table:table-cell office:value-type="string">
            <text:p>does not work</text:p>
          </table:table-cell>
          <table:table-cell office:value-type="string">
            <text:p>dead</text:p>
          </table:table-cell>
          <table:table-cell table:number-columns-repeated="1016"/>
        </table:table-row>
        <table:table-row table:style-name="ro1">
          <table:table-cell office:value-type="string">
            <text:p>Paul</text:p>
          </table:table-cell>
          <table:table-cell office:value-type="string">
            <text:p>Frost</text:p>
          </table:table-cell>
          <table:table-cell table:style-name="ce3" office:value-type="string">
            <text:p><text:a xlink:href="mailto:paul_frost@aol.com">paul_frost@ao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Tampa</text:p>
          </table:table-cell>
          <table:table-cell office:value-type="string">
            <text:p>used</text:p>
          </table:table-cell>
          <table:table-cell table:number-columns-repeated="1017"/>
        </table:table-row>
        <table:table-row table:style-name="ro1">
          <table:table-cell office:value-type="string">
            <text:p>John</text:p>
          </table:table-cell>
          <table:table-cell office:value-type="string">
            <text:p>Young</text:p>
          </table:table-cell>
          <table:table-cell table:style-name="ce3" office:value-type="string">
            <text:p><text:a xlink:href="mailto:john.young2001@yahoo.com">john.young2001@yahoo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Ireland</text:p>
          </table:table-cell>
          <table:table-cell office:value-type="string">
            <text:p>Alex</text:p>
          </table:table-cell>
          <table:table-cell table:number-columns-repeated="1017"/>
        </table:table-row>
        <table:table-row table:style-name="ro1">
          <table:table-cell office:value-type="string">
            <text:p>Ann</text:p>
          </table:table-cell>
          <table:table-cell office:value-type="string">
            <text:p>Wang</text:p>
          </table:table-cell>
          <table:table-cell table:style-name="ce3" office:value-type="string">
            <text:p><text:a xlink:href="mailto:ann_wang@aol.com">ann_wang@ao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Shanghai</text:p>
          </table:table-cell>
          <table:table-cell table:number-columns-repeated="1018"/>
        </table:table-row>
        <table:table-row table:style-name="ro1">
          <table:table-cell office:value-type="string">
            <text:p>Simon</text:p>
          </table:table-cell>
          <table:table-cell office:value-type="string">
            <text:p>Peterson</text:p>
          </table:table-cell>
          <table:table-cell table:style-name="ce3" office:value-type="string">
            <text:p><text:a xlink:href="mailto:petersonsimon71@yahoo.com">petersonsimon71@yahoo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Matilda</text:p>
          </table:table-cell>
          <table:table-cell office:value-type="string">
            <text:p>California</text:p>
          </table:table-cell>
          <table:table-cell table:number-columns-repeated="1017"/>
        </table:table-row>
        <table:table-row table:style-name="ro1">
          <table:table-cell office:value-type="string">
            <text:p>Nicholas</text:p>
          </table:table-cell>
          <table:table-cell office:value-type="string">
            <text:p>Rogers</text:p>
          </table:table-cell>
          <table:table-cell table:style-name="ce3" office:value-type="string">
            <text:p><text:a xlink:href="mailto:nicholas.rogers30@yahoo.com">nicholas.rogers30@yahoo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Florida</text:p>
          </table:table-cell>
          <table:table-cell office:value-type="string">
            <text:p>Irving</text:p>
          </table:table-cell>
          <table:table-cell table:number-columns-repeated="1017"/>
        </table:table-row>
        <table:table-row table:style-name="ro1">
          <table:table-cell office:value-type="string">
            <text:p>Marissa</text:p>
          </table:table-cell>
          <table:table-cell office:value-type="string">
            <text:p>Patterson</text:p>
          </table:table-cell>
          <table:table-cell table:style-name="ce3" office:value-type="string">
            <text:p><text:a xlink:href="mailto:mpatterson329@aol.com">mpatterson329@ao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Auburn</text:p>
          </table:table-cell>
          <table:table-cell table:number-columns-repeated="1018"/>
        </table:table-row>
        <table:table-row table:style-name="ro1">
          <table:table-cell office:value-type="string">
            <text:p>Lakeisha</text:p>
          </table:table-cell>
          <table:table-cell office:value-type="string">
            <text:p>Washington</text:p>
          </table:table-cell>
          <table:table-cell table:style-name="ce3" office:value-type="string">
            <text:p><text:a xlink:href="mailto:washingtonlksh@aol.com">washingtonlksh@ao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Yakima</text:p>
          </table:table-cell>
          <table:table-cell table:number-columns-repeated="1018"/>
        </table:table-row>
        <table:table-row table:style-name="ro1">
          <table:table-cell office:value-type="string">
            <text:p>Ольга</text:p>
          </table:table-cell>
          <table:table-cell office:value-type="string">
            <text:p>Григорьева</text:p>
          </table:table-cell>
          <table:table-cell table:style-name="ce3" office:value-type="string">
            <text:p><text:a xlink:href="mailto:olga_grigoryeva92@mail.ru">olga_grigoryeva92@mail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Андреева</text:p>
          </table:table-cell>
          <table:table-cell table:number-columns-repeated="1018"/>
        </table:table-row>
        <table:table-row table:style-name="ro1">
          <table:table-cell office:value-type="string">
            <text:p>Святослав</text:p>
          </table:table-cell>
          <table:table-cell office:value-type="string">
            <text:p>Хохлов</text:p>
          </table:table-cell>
          <table:table-cell table:style-name="ce3" office:value-type="string">
            <text:p><text:a xlink:href="mailto:svyatoslavhoholov@mail.ru">svyatoslavhoholov@mail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Остров Сокровищ</text:p>
          </table:table-cell>
          <table:table-cell table:number-columns-repeated="1018"/>
        </table:table-row>
        <table:table-row table:style-name="ro1">
          <table:table-cell office:value-type="string">
            <text:p>Елена</text:p>
          </table:table-cell>
          <table:table-cell office:value-type="string">
            <text:p>Артемьева</text:p>
          </table:table-cell>
          <table:table-cell table:style-name="ce3" office:value-type="string">
            <text:p><text:a xlink:href="mailto:e.artemiewa2012@yandex.ru">e.artemiewa2012@yandex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Давидсон</text:p>
          </table:table-cell>
          <table:table-cell table:number-columns-repeated="1018"/>
        </table:table-row>
        <table:table-row table:style-name="ro1">
          <table:table-cell office:value-type="string">
            <text:p>Нина</text:p>
          </table:table-cell>
          <table:table-cell office:value-type="string">
            <text:p>Егорова</text:p>
          </table:table-cell>
          <table:table-cell table:style-name="ce3" office:value-type="string">
            <text:p><text:a xlink:href="mailto:nina_egorova86@rambler.ru">nina_egorova86@rambler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Девятка</text:p>
          </table:table-cell>
          <table:table-cell table:number-columns-repeated="1018"/>
        </table:table-row>
        <table:table-row table:style-name="ro1">
          <table:table-cell office:value-type="string">
            <text:p>Валентина</text:p>
          </table:table-cell>
          <table:table-cell office:value-type="string">
            <text:p>Куклина</text:p>
          </table:table-cell>
          <table:table-cell table:style-name="ce3" office:value-type="string">
            <text:p><text:a xlink:href="mailto:kuklina.valya@yandex.ru">kuklina.valya@yandex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Балда</text:p>
          </table:table-cell>
          <table:table-cell table:number-columns-repeated="1018"/>
        </table:table-row>
        <table:table-row table:style-name="ro1">
          <table:table-cell office:value-type="string">
            <text:p>Chrisy</text:p>
          </table:table-cell>
          <table:table-cell office:value-type="string">
            <text:p>Johnson</text:p>
          </table:table-cell>
          <table:table-cell table:style-name="ce3" office:value-type="string">
            <text:p><text:a xlink:href="mailto:christyjohnson52@yahoo.com">christyjohnson52@yahoo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Brittney</text:p>
          </table:table-cell>
          <table:table-cell office:value-type="string">
            <text:p>Impala</text:p>
          </table:table-cell>
          <table:table-cell table:number-columns-repeated="1017"/>
        </table:table-row>
        <table:table-row table:style-name="ro1">
          <table:table-cell office:value-type="string">
            <text:p>Тихон</text:p>
          </table:table-cell>
          <table:table-cell office:value-type="string">
            <text:p>Великанов</text:p>
          </table:table-cell>
          <table:table-cell table:style-name="ce3" office:value-type="string">
            <text:p><text:a xlink:href="mailto:tikhon-velikanov@rambler.ru">tikhon-velikanov@rambler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Гайдар</text:p>
          </table:table-cell>
          <table:table-cell table:number-columns-repeated="1018"/>
        </table:table-row>
        <table:table-row table:style-name="ro1">
          <table:table-cell office:value-type="string">
            <text:p>George</text:p>
          </table:table-cell>
          <table:table-cell office:value-type="string">
            <text:p>Ford</text:p>
          </table:table-cell>
          <table:table-cell table:style-name="ce3" office:value-type="string">
            <text:p><text:a xlink:href="mailto:fordgeorge742771@aol.com">fordgeorge742771@aol.com</text:a></text:p>
          </table:table-cell>
          <table:table-cell/>
          <table:table-cell office:value-type="string">
            <text:p>inmate245</text:p>
          </table:table-cell>
          <table:table-cell office:value-type="float" office:value="1955">
            <text:p>1955</text:p>
          </table:table-cell>
          <table:table-cell table:number-columns-repeated="1018"/>
        </table:table-row>
        <table:table-row table:style-name="ro1">
          <table:table-cell office:value-type="string">
            <text:p>Christopher Barnes</text:p>
          </table:table-cell>
          <table:table-cell/>
          <table:table-cell table:style-name="ce3" office:value-type="string">
            <text:p><text:a xlink:href="mailto:christopher.barnes8963@yahoo.com">christopher.barnes8963@yahoo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Craig</text:p>
          </table:table-cell>
          <table:table-cell office:value-type="string">
            <text:p>Pizza</text:p>
          </table:table-cell>
          <table:table-cell table:number-columns-repeated="1017"/>
        </table:table-row>
        <table:table-row table:style-name="ro1">
          <table:table-cell office:value-type="string">
            <text:p>Grigory</text:p>
          </table:table-cell>
          <table:table-cell office:value-type="string">
            <text:p>Unitazov</text:p>
          </table:table-cell>
          <table:table-cell table:style-name="ce3" office:value-type="string">
            <text:p><text:a xlink:href="mailto:unitazov_g@mail.com">unitazov_g@mai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Spartak</text:p>
          </table:table-cell>
          <table:table-cell table:number-columns-repeated="1018"/>
        </table:table-row>
        <table:table-row table:style-name="ro1">
          <table:table-cell office:value-type="string">
            <text:p>Nezabudu</text:p>
          </table:table-cell>
          <table:table-cell office:value-type="string">
            <text:p>Matrodnuyu</text:p>
          </table:table-cell>
          <table:table-cell table:style-name="ce3" office:value-type="string">
            <text:p><text:a xlink:href="mailto:nezabudumatrodnuyu@yahoo.com">nezabudumatrodnuyu@yahoo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Ludovic</text:p>
          </table:table-cell>
          <table:table-cell office:value-type="string">
            <text:p>Fiat</text:p>
          </table:table-cell>
          <table:table-cell table:number-columns-repeated="1017"/>
        </table:table-row>
        <table:table-row table:style-name="ro1">
          <table:table-cell office:value-type="string">
            <text:p>Gleb</text:p>
          </table:table-cell>
          <table:table-cell office:value-type="string">
            <text:p>Zheglov</text:p>
          </table:table-cell>
          <table:table-cell table:style-name="ce3" office:value-type="string">
            <text:p><text:a xlink:href="mailto:glebzheglov@mail.com">glebzheglov@mai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Bobruysk</text:p>
          </table:table-cell>
          <table:table-cell table:number-columns-repeated="1018"/>
        </table:table-row>
        <table:table-row table:style-name="ro1">
          <table:table-cell office:value-type="string">
            <text:p>Tolchok</text:p>
          </table:table-cell>
          <table:table-cell office:value-type="string">
            <text:p>Odlyanski</text:p>
          </table:table-cell>
          <table:table-cell table:style-name="ce3" office:value-type="string">
            <text:p><text:a xlink:href="mailto:tolchok_odl@mail.com">tolchok_odl@mai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Krakov</text:p>
          </table:table-cell>
          <table:table-cell/>
          <table:table-cell office:value-type="string">
            <text:p>Dead</text:p>
          </table:table-cell>
          <table:table-cell table:number-columns-repeated="1016"/>
        </table:table-row>
        <table:table-row table:style-name="ro1">
          <table:table-cell office:value-type="string">
            <text:p>Robert</text:p>
          </table:table-cell>
          <table:table-cell office:value-type="string">
            <text:p>Meyer</text:p>
          </table:table-cell>
          <table:table-cell table:style-name="ce3" office:value-type="string">
            <text:p><text:a xlink:href="mailto:bobbymeyer218@yahoo.com">bobbymeyer218@yahoo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Madison</text:p>
          </table:table-cell>
          <table:table-cell office:value-type="string">
            <text:p>Volkswagen</text:p>
          </table:table-cell>
          <table:table-cell table:number-columns-repeated="1017"/>
        </table:table-row>
        <table:table-row table:style-name="ro1">
          <table:table-cell office:value-type="string">
            <text:p>Vladimir</text:p>
          </table:table-cell>
          <table:table-cell office:value-type="string">
            <text:p>Sharapov</text:p>
          </table:table-cell>
          <table:table-cell table:style-name="ce3" office:value-type="string">
            <text:p><text:a xlink:href="mailto:vldsharapov@aol.com">vldsharapov@ao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Kaluga</text:p>
          </table:table-cell>
          <table:table-cell table:number-columns-repeated="1018"/>
        </table:table-row>
        <table:table-row table:style-name="ro1">
          <table:table-cell office:value-type="string">
            <text:p>Jordan</text:p>
          </table:table-cell>
          <table:table-cell office:value-type="string">
            <text:p>Gonzales</text:p>
          </table:table-cell>
          <table:table-cell table:style-name="ce3" office:value-type="string">
            <text:p><text:a xlink:href="mailto:crazygeorge827@yahoo.com">crazygeorge827@yahoo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Paula</text:p>
          </table:table-cell>
          <table:table-cell office:value-type="string">
            <text:p>Gone with wind</text:p>
          </table:table-cell>
          <table:table-cell table:number-columns-repeated="1017"/>
        </table:table-row>
        <table:table-row table:style-name="ro1">
          <table:table-cell office:value-type="string">
            <text:p>Геннадий</text:p>
          </table:table-cell>
          <table:table-cell office:value-type="string">
            <text:p>Медведев</text:p>
          </table:table-cell>
          <table:table-cell table:style-name="ce3" office:value-type="string">
            <text:p><text:a xlink:href="mailto:medvedev_gennadiy@mail.ru">medvedev_gennadiy@mail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Бобик</text:p>
          </table:table-cell>
          <table:table-cell table:number-columns-repeated="1018"/>
        </table:table-row>
        <table:table-row table:style-name="ro1">
          <table:table-cell office:value-type="string">
            <text:p>Яков</text:p>
          </table:table-cell>
          <table:table-cell office:value-type="string">
            <text:p>Дворянович</text:p>
          </table:table-cell>
          <table:table-cell table:style-name="ce3" office:value-type="string">
            <text:p><text:a xlink:href="mailto:ya.dworianowitch2011@yandex.ru">ya.dworianowitch2011@yandex.ru</text:a></text:p>
          </table:table-cell>
          <table:table-cell/>
          <table:table-cell office:value-type="string">
            <text:p>inmate245</text:p>
          </table:table-cell>
          <table:table-cell office:value-type="float" office:value="4957481009">
            <text:p>4957481009</text:p>
          </table:table-cell>
          <table:table-cell/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Николай</text:p>
          </table:table-cell>
          <table:table-cell office:value-type="string">
            <text:p>Салахов</text:p>
          </table:table-cell>
          <table:table-cell table:style-name="ce3" office:value-type="string">
            <text:p><text:a xlink:href="mailto:salakhov-boxer@rambler.ru">salakhov-boxer@rambler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Восьмерка</text:p>
          </table:table-cell>
          <table:table-cell/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Василий</text:p>
          </table:table-cell>
          <table:table-cell table:style-name="ce2" office:value-type="string">
            <text:p>Зайцев</text:p>
          </table:table-cell>
          <table:table-cell table:style-name="ce4" office:value-type="string">
            <text:p><text:a xlink:href="mailto:zaycev-85@list.ru">zaycev-85@list.ru</text:a></text:p>
          </table:table-cell>
          <table:table-cell table:style-name="ce2"/>
          <table:table-cell table:style-name="ce2" office:value-type="string">
            <text:p>inmate245</text:p>
          </table:table-cell>
          <table:table-cell table:style-name="ce2" office:value-type="string">
            <text:p>Капитал</text:p>
          </table:table-cell>
          <table:table-cell table:style-name="ce2"/>
          <table:table-cell table:style-name="ce2" office:value-type="string">
            <text:p>Rjkz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Николай</text:p>
          </table:table-cell>
          <table:table-cell office:value-type="string">
            <text:p>Петров</text:p>
          </table:table-cell>
          <table:table-cell table:style-name="ce3" office:value-type="string">
            <text:p>kolyapetrov15@yandex.ru</text:p>
          </table:table-cell>
          <table:table-cell/>
          <table:table-cell office:value-type="string">
            <text:p>inmate245</text:p>
          </table:table-cell>
          <table:table-cell office:value-type="string">
            <text:p>Жаркое</text:p>
          </table:table-cell>
          <table:table-cell/>
          <table:table-cell office:value-type="string">
            <text:p>Rjkz</text:p>
          </table:table-cell>
          <table:table-cell table:number-columns-repeated="1016"/>
        </table:table-row>
        <table:table-row table:style-name="ro1">
          <table:table-cell office:value-type="string">
            <text:p>Федор</text:p>
          </table:table-cell>
          <table:table-cell office:value-type="string">
            <text:p>Цыганов</text:p>
          </table:table-cell>
          <table:table-cell table:style-name="ce3" office:value-type="string">
            <text:p><text:a xlink:href="mailto:fedya_tsi91@lenta.ru">fedya_tsi91@lenta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Голубцы</text:p>
          </table:table-cell>
          <table:table-cell/>
          <table:table-cell office:value-type="string">
            <text:p>Rjkz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Иван</text:p>
          </table:table-cell>
          <table:table-cell table:style-name="ce2" office:value-type="string">
            <text:p>Хрунов</text:p>
          </table:table-cell>
          <table:table-cell table:style-name="ce4" office:value-type="string">
            <text:p><text:a xlink:href="mailto:ihrunov@bk.ru">ihrunov@bk.ru</text:a></text:p>
          </table:table-cell>
          <table:table-cell table:style-name="ce2"/>
          <table:table-cell table:style-name="ce2" office:value-type="string">
            <text:p>inmate245</text:p>
          </table:table-cell>
          <table:table-cell table:style-name="ce2" office:value-type="string">
            <text:p>Сократ</text:p>
          </table:table-cell>
          <table:table-cell table:style-name="ce2"/>
          <table:table-cell table:style-name="ce2" office:value-type="string">
            <text:p>Rjkz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Петр</text:p>
          </table:table-cell>
          <table:table-cell office:value-type="string">
            <text:p>Клычков</text:p>
          </table:table-cell>
          <table:table-cell table:style-name="ce3" office:value-type="string">
            <text:p><text:a xlink:href="mailto:petka-ordinarec@ro.ru">petka-ordinarec@ro.ru</text:a></text:p>
          </table:table-cell>
          <table:table-cell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Михаил</text:p>
          </table:table-cell>
          <table:table-cell office:value-type="string">
            <text:p>павленко</text:p>
          </table:table-cell>
          <table:table-cell table:style-name="ce3" office:value-type="string">
            <text:p><text:a xlink:href="mailto:strong.pavlenko@inbox.ru">strong.pavlenko@inbox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Григорьева</text:p>
          </table:table-cell>
          <table:table-cell table:number-columns-repeated="1018"/>
        </table:table-row>
        <table:table-row table:style-name="ro1">
          <table:table-cell office:value-type="string">
            <text:p>Инна</text:p>
          </table:table-cell>
          <table:table-cell office:value-type="string">
            <text:p>Нестерова</text:p>
          </table:table-cell>
          <table:table-cell table:style-name="ce3" office:value-type="string">
            <text:p><text:a xlink:href="mailto:pretty.funny@mail.ru">pretty.funny@mail.ru</text:a></text:p>
          </table:table-cell>
          <table:table-cell/>
          <table:table-cell office:value-type="string">
            <text:p>inmate245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Анна</text:p>
          </table:table-cell>
          <table:table-cell office:value-type="string">
            <text:p>Орлова</text:p>
          </table:table-cell>
          <table:table-cell table:style-name="ce3" office:value-type="string">
            <text:p><text:a xlink:href="mailto:anyanezhn87@yandex.ru">anyanezhn87@yandex.ru</text:a></text:p>
          </table:table-cell>
          <table:table-cell/>
          <table:table-cell office:value-type="string">
            <text:p>inmate245</text:p>
          </table:table-cell>
          <table:table-cell office:value-type="float" office:value="632330">
            <text:p>63233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Екатерина</text:p>
          </table:table-cell>
          <table:table-cell table:style-name="ce2" office:value-type="string">
            <text:p>Казакова</text:p>
          </table:table-cell>
          <table:table-cell table:style-name="ce4" office:value-type="string">
            <text:p><text:a xlink:href="mailto:katya_sunny83@rambler.ru">katya_sunny83@rambler.ru</text:a></text:p>
          </table:table-cell>
          <table:table-cell table:style-name="ce2"/>
          <table:table-cell table:style-name="ce2" office:value-type="string">
            <text:p>inmate245</text:p>
          </table:table-cell>
          <table:table-cell table:style-name="ce2" office:value-type="string">
            <text:p>Романова</text:p>
          </table:table-cell>
          <table:table-cell table:style-name="ce2"/>
          <table:table-cell table:style-name="ce2" office:value-type="string">
            <text:p>Rjkz\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Елизавета</text:p>
          </table:table-cell>
          <table:table-cell office:value-type="string">
            <text:p>Смирнова</text:p>
          </table:table-cell>
          <table:table-cell table:style-name="ce3" office:value-type="string">
            <text:p><text:a xlink:href="mailto:smirnova-elizaveta@bk.ru">smirnova-elizaveta@bk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Любовь и голуби</text:p>
          </table:table-cell>
          <table:table-cell/>
          <table:table-cell office:value-type="string">
            <text:p>Rjkz\</text:p>
          </table:table-cell>
          <table:table-cell table:number-columns-repeated="1016"/>
        </table:table-row>
        <table:table-row table:style-name="ro1">
          <table:table-cell office:value-type="string">
            <text:p>Римма</text:p>
          </table:table-cell>
          <table:table-cell office:value-type="string">
            <text:p>Коровина</text:p>
          </table:table-cell>
          <table:table-cell table:style-name="ce3" office:value-type="string">
            <text:p><text:a xlink:href="mailto:rimma.korovina@yandex.ru">rimma.korovina@yandex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шашлык</text:p>
          </table:table-cell>
          <table:table-cell/>
          <table:table-cell office:value-type="string">
            <text:p>Rjkz\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Анастасия</text:p>
          </table:table-cell>
          <table:table-cell table:style-name="ce2" office:value-type="string">
            <text:p>Лещенко</text:p>
          </table:table-cell>
          <table:table-cell table:style-name="ce4" office:value-type="string">
            <text:p><text:a xlink:href="mailto:nastya_l@lenta.ru">nastya_l@lenta.ru</text:a></text:p>
          </table:table-cell>
          <table:table-cell table:style-name="ce2"/>
          <table:table-cell table:style-name="ce2" office:value-type="string">
            <text:p>inmate245</text:p>
          </table:table-cell>
          <table:table-cell table:style-name="ce2" office:value-type="string">
            <text:p>Робинзон</text:p>
          </table:table-cell>
          <table:table-cell table:style-name="ce2"/>
          <table:table-cell table:style-name="ce2" office:value-type="string">
            <text:p>Rjkz\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Кристина</text:p>
          </table:table-cell>
          <table:table-cell office:value-type="string">
            <text:p>Каплуненко</text:p>
          </table:table-cell>
          <table:table-cell table:style-name="ce3" office:value-type="string">
            <text:p><text:a xlink:href="mailto:kaplunenko1991@mail.ru">kaplunenko1991@mail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Романова</text:p>
          </table:table-cell>
          <table:table-cell table:number-columns-repeated="1018"/>
        </table:table-row>
        <table:table-row table:style-name="ro1">
          <table:table-cell office:value-type="string">
            <text:p>София</text:p>
          </table:table-cell>
          <table:table-cell office:value-type="string">
            <text:p>Брянская</text:p>
          </table:table-cell>
          <table:table-cell table:style-name="ce3" office:value-type="string">
            <text:p><text:a xlink:href="mailto:bryanskaya86@inbox.ru">bryanskaya86@inbox.ru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Александрова</text:p>
          </table:table-cell>
          <table:table-cell table:number-columns-repeated="1018"/>
        </table:table-row>
        <table:table-row table:style-name="ro1">
          <table:table-cell office:value-type="string">
            <text:p>Наталья</text:p>
          </table:table-cell>
          <table:table-cell office:value-type="string">
            <text:p>Козлова</text:p>
          </table:table-cell>
          <table:table-cell table:style-name="ce3" office:value-type="string">
            <text:p><text:a xlink:href="mailto:natka_kish@ro.ru">natka_kish@ro.ru 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Дорофеев</text:p>
          </table:table-cell>
          <table:table-cell table:number-columns-repeated="1018"/>
        </table:table-row>
        <table:table-row table:style-name="ro1">
          <table:table-cell office:value-type="string">
            <text:p>Shannon</text:p>
          </table:table-cell>
          <table:table-cell office:value-type="string">
            <text:p>Davis</text:p>
          </table:table-cell>
          <table:table-cell table:style-name="ce3" office:value-type="string">
            <text:p><text:a xlink:href="mailto:shannonmountainman@myemail.com">shannonmountainman@myemai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Ford</text:p>
          </table:table-cell>
          <table:table-cell table:number-columns-repeated="1018"/>
        </table:table-row>
        <table:table-row table:style-name="ro1">
          <table:table-cell office:value-type="string">
            <text:p>Robert</text:p>
          </table:table-cell>
          <table:table-cell office:value-type="string">
            <text:p>Mitchell</text:p>
          </table:table-cell>
          <table:table-cell table:style-name="ce3" office:value-type="string">
            <text:p><text:a xlink:href="mailto:robmitechelldixie@mail2world.com">robmitechelldixie@mail2world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Columbia</text:p>
          </table:table-cell>
          <table:table-cell office:value-type="string">
            <text:p>Congratulations!</text:p>
          </table:table-cell>
          <table:table-cell office:value-type="string">
            <text:p>You now have your own Mail2World email account! With Mail2World, you'll never have to change your email address again. To start using your new account immediately, please log-in at the Mail2World homepage (http://mail2world.com).</text:p>
          </table:table-cell>
          <table:table-cell/>
          <table:table-cell office:value-type="string">
            <text:p>Login Name: robmitechelldixie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1"/>
        </table:table-row>
        <table:table-row table:style-name="ro1">
          <table:table-cell office:value-type="string">
            <text:p>Nick</text:p>
          </table:table-cell>
          <table:table-cell office:value-type="string">
            <text:p>Wishert</text:p>
          </table:table-cell>
          <table:table-cell table:style-name="ce3" office:value-type="string">
            <text:p><text:a xlink:href="mailto:nwishert@yahoo.com">nwishert@yahoo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Baton Ruge</text:p>
          </table:table-cell>
          <table:table-cell office:value-type="string">
            <text:p>Bill</text:p>
          </table:table-cell>
          <table:table-cell table:number-columns-repeated="2"/>
          <table:table-cell office:value-type="string">
            <text:p><text:s/>Domain: mail2world.com</text:p>
          </table:table-cell>
          <table:table-cell table:number-columns-repeated="1014"/>
        </table:table-row>
        <table:table-row table:style-name="ro1">
          <table:table-cell office:value-type="string">
            <text:p>Jennifer</text:p>
          </table:table-cell>
          <table:table-cell office:value-type="string">
            <text:p>Compton</text:p>
          </table:table-cell>
          <table:table-cell table:style-name="ce3" office:value-type="string">
            <text:p><text:a xlink:href="mailto:j.compton@aol.com">j.compton@ao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Smith</text:p>
          </table:table-cell>
          <table:table-cell table:number-columns-repeated="3"/>
          <table:table-cell office:value-type="string">
            <text:p><text:s/>Email Address: robmitechelldixie@mail2world.com</text:p>
          </table:table-cell>
          <table:table-cell table:number-columns-repeated="1014"/>
        </table:table-row>
        <table:table-row table:style-name="ro1">
          <table:table-cell office:value-type="string">
            <text:p>Diana</text:p>
          </table:table-cell>
          <table:table-cell office:value-type="string">
            <text:p>Harvey</text:p>
          </table:table-cell>
          <table:table-cell table:style-name="ce3" office:value-type="string">
            <text:p><text:a xlink:href="mailto:diana.par.animal@gmail.com">diana.par.animal@gmail.com</text:a></text:p>
          </table:table-cell>
          <table:table-cell/>
          <table:table-cell office:value-type="string">
            <text:p>inmate245</text:p>
          </table:table-cell>
          <table:table-cell office:value-type="string">
            <text:p>Simon</text:p>
          </table:table-cell>
          <table:table-cell/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Min</text:p>
          </table:table-cell>
          <table:table-cell office:value-type="string">
            <text:p>Nguen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Marinanne</text:p>
          </table:table-cell>
          <table:table-cell office:value-type="string">
            <text:p>Traylor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Ariel</text:p>
          </table:table-cell>
          <table:table-cell office:value-type="string">
            <text:p>Parker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Mary</text:p>
          </table:table-cell>
          <table:table-cell office:value-type="string">
            <text:p>Varney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Caroline</text:p>
          </table:table-cell>
          <table:table-cell office:value-type="string">
            <text:p>Jackson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Jessica</text:p>
          </table:table-cell>
          <table:table-cell office:value-type="string">
            <text:p>Harding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Victoria</text:p>
          </table:table-cell>
          <table:table-cell office:value-type="string">
            <text:p>Mikkelson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Judith</text:p>
          </table:table-cell>
          <table:table-cell office:value-type="string">
            <text:p>Williams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Peter</text:p>
          </table:table-cell>
          <table:table-cell office:value-type="string">
            <text:p>Irving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Josephine</text:p>
          </table:table-cell>
          <table:table-cell office:value-type="string">
            <text:p>Crudo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Claudia</text:p>
          </table:table-cell>
          <table:table-cell office:value-type="string">
            <text:p>Miles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Courtney</text:p>
          </table:table-cell>
          <table:table-cell office:value-type="string">
            <text:p>Bryce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Emily</text:p>
          </table:table-cell>
          <table:table-cell office:value-type="string">
            <text:p>Brogan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Craig</text:p>
          </table:table-cell>
          <table:table-cell office:value-type="string">
            <text:p>Scott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Angelina</text:p>
          </table:table-cell>
          <table:table-cell office:value-type="string">
            <text:p>Bush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Leanne</text:p>
          </table:table-cell>
          <table:table-cell office:value-type="string">
            <text:p>Bond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Kathreen</text:p>
          </table:table-cell>
          <table:table-cell office:value-type="string">
            <text:p>Miller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Vanessa</text:p>
          </table:table-cell>
          <table:table-cell office:value-type="string">
            <text:p>Daniels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Jerome</text:p>
          </table:table-cell>
          <table:table-cell office:value-type="string">
            <text:p>Fandor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Mike</text:p>
          </table:table-cell>
          <table:table-cell office:value-type="string">
            <text:p>Tysen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Tea</text:p>
          </table:table-cell>
          <table:table-cell office:value-type="string">
            <text:p>Bagger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Popr</text:p>
          </table:table-cell>
          <table:table-cell office:value-type="string">
            <text:p>O'Shaika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Heidi</text:p>
          </table:table-cell>
          <table:table-cell office:value-type="string">
            <text:p>Krueger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Suzanne</text:p>
          </table:table-cell>
          <table:table-cell office:value-type="string">
            <text:p>Clemmens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Martin</text:p>
          </table:table-cell>
          <table:table-cell office:value-type="string">
            <text:p>Lee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Robert</text:p>
          </table:table-cell>
          <table:table-cell office:value-type="string">
            <text:p>King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Ally</text:p>
          </table:table-cell>
          <table:table-cell office:value-type="string">
            <text:p>Swanson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Tolchok</text:p>
          </table:table-cell>
          <table:table-cell office:value-type="string">
            <text:p>Odlyanski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Rachel</text:p>
          </table:table-cell>
          <table:table-cell office:value-type="string">
            <text:p>Flounder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Дмитрий</text:p>
          </table:table-cell>
          <table:table-cell office:value-type="string">
            <text:p>Трунов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Федор</text:p>
          </table:table-cell>
          <table:table-cell office:value-type="string">
            <text:p>Бородин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Виктор </text:p>
          </table:table-cell>
          <table:table-cell office:value-type="string">
            <text:p>Хомутов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Семен</text:p>
          </table:table-cell>
          <table:table-cell office:value-type="string">
            <text:p>Горбунков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Владимир</text:p>
          </table:table-cell>
          <table:table-cell office:value-type="string">
            <text:p>Ивлин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александр</text:p>
          </table:table-cell>
          <table:table-cell office:value-type="string">
            <text:p>Танеев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office:value-type="string">
            <text:p>Федор</text:p>
          </table:table-cell>
          <table:table-cell office:value-type="string">
            <text:p>Востриков</text:p>
          </table:table-cell>
          <table:table-cell table:number-columns-repeated="2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mate245</text:p>
          </table:table-cell>
          <table:table-cell table:number-columns-repeated="1019"/>
        </table:table-row>
        <table:table-row table:style-name="ro1" table:number-rows-repeated="653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6/09/2011</text:date>, <text:time>13:3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09T13:33:04</dc:date>
    <dc:creator>Nikolay Frik</dc:creator>
    <meta:generator>OpenOffice.org/3.2$Unix OpenOffice.org_project/320m18$Build-9502</meta:generator>
    <meta:editing-duration>PT00H00M14S</meta:editing-duration>
    <meta:editing-cycles>1</meta:editing-cycles>
    <meta:document-statistic meta:table-count="3" meta:cell-count="587" meta:object-count="0"/>
  </office:meta>
</office:document-meta>
</file>